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0.893cm" fo:min-width="3.056cm"/>
      <style:paragraph-properties style:writing-mode="lr-tb"/>
    </style:style>
    <style:style style:name="gr2" style:family="graphic" style:parent-style-name="standard">
      <style:graphic-properties draw:marker-end="Arrow" draw:textarea-vertical-align="middle"/>
    </style:style>
    <style:style style:name="gr3" style:family="graphic" style:parent-style-name="standard">
      <style:graphic-properties svg:stroke-color="#ff0000" draw:fill-color="#ff8000" draw:textarea-horizontal-align="justify" draw:textarea-vertical-align="middle" draw:auto-grow-height="false" fo:min-height="0.379cm" fo:min-width="4.619cm"/>
      <style:paragraph-properties style:writing-mode="lr-tb"/>
    </style:style>
    <style:style style:name="gr4" style:family="graphic" style:parent-style-name="standard">
      <style:graphic-properties draw:fill-color="#bf819e" draw:textarea-horizontal-align="justify" draw:textarea-vertical-align="middle" draw:auto-grow-height="false" fo:min-height="0.987cm" fo:min-width="2.156cm" fo:wrap-option="no-wrap"/>
      <style:paragraph-properties style:writing-mode="lr-tb"/>
    </style:style>
    <style:style style:name="gr5" style:family="graphic" style:parent-style-name="standard">
      <style:graphic-properties svg:stroke-color="#168253" draw:marker-end="Arrow" draw:textarea-vertical-align="middle"/>
    </style:style>
    <style:style style:name="gr6" style:family="graphic" style:parent-style-name="standard">
      <style:graphic-properties svg:stroke-color="#168253" draw:fill-color="#81aca6" draw:textarea-horizontal-align="justify" draw:textarea-vertical-align="middle" draw:auto-grow-height="false" fo:min-height="0.893cm" fo:min-width="3.056cm"/>
      <style:paragraph-properties style:writing-mode="lr-tb"/>
    </style:style>
    <style:style style:name="gr7" style:family="graphic" style:parent-style-name="standard">
      <style:graphic-properties svg:stroke-color="#069a2e" draw:fill-color="#77bc65" draw:textarea-horizontal-align="justify" draw:textarea-vertical-align="middle" draw:auto-grow-height="false" fo:min-height="1.147cm" fo:min-width="3.691cm"/>
      <style:paragraph-properties style:writing-mode="lr-tb"/>
    </style:style>
    <style:style style:name="gr8" style:family="graphic" style:parent-style-name="standard">
      <style:graphic-properties svg:stroke-color="#5eb91e" draw:fill-color="#d4ea6b" draw:textarea-horizontal-align="justify" draw:textarea-vertical-align="middle" draw:auto-grow-height="false" fo:min-height="1.147cm" fo:min-width="3.691cm"/>
      <style:paragraph-properties style:writing-mode="lr-tb"/>
    </style:style>
    <style:style style:name="gr9" style:family="graphic" style:parent-style-name="objectwithoutfill">
      <style:graphic-properties svg:stroke-color="#5eb91e" draw:marker-end="Arrow" draw:marker-end-width="0.3cm" draw:fill="none" draw:textarea-vertical-align="middle"/>
    </style:style>
    <style:style style:name="gr10" style:family="graphic" style:parent-style-name="standard">
      <style:graphic-properties svg:stroke-color="#e6e905" draw:fill-color="#ffff6d" draw:textarea-horizontal-align="justify" draw:textarea-vertical-align="middle" draw:auto-grow-height="false" fo:min-height="1.147cm" fo:min-width="3.691cm"/>
      <style:paragraph-properties style:writing-mode="lr-tb"/>
    </style:style>
    <style:style style:name="gr11" style:family="graphic" style:parent-style-name="standard">
      <style:graphic-properties svg:stroke-color="#e8a202" draw:fill-color="#ffde59" draw:textarea-horizontal-align="justify" draw:textarea-vertical-align="middle" draw:auto-grow-height="false" fo:min-height="1.147cm" fo:min-width="3.691cm"/>
      <style:paragraph-properties style:writing-mode="lr-tb"/>
    </style:style>
    <style:style style:name="gr12" style:family="graphic" style:parent-style-name="standard">
      <style:graphic-properties svg:stroke-color="#ea7500" draw:fill-color="#ff972f" draw:textarea-horizontal-align="justify" draw:textarea-vertical-align="middle" draw:auto-grow-height="false" fo:min-height="1.147cm" fo:min-width="3.691cm"/>
      <style:paragraph-properties style:writing-mode="lr-tb"/>
    </style:style>
    <style:style style:name="gr13" style:family="graphic" style:parent-style-name="objectwithoutfill">
      <style:graphic-properties svg:stroke-color="#e6e905" draw:marker-end="Arrow" draw:marker-end-width="0.3cm" draw:fill="none" draw:fill-color="#e6e905" draw:textarea-vertical-align="middle"/>
    </style:style>
    <style:style style:name="gr14" style:family="graphic" style:parent-style-name="standard">
      <style:graphic-properties svg:stroke-color="#023f62" draw:fill-color="#023f62" draw:textarea-horizontal-align="justify" draw:textarea-vertical-align="middle" draw:auto-grow-height="false" fo:min-height="1.147cm" fo:min-width="3.691cm"/>
      <style:paragraph-properties style:writing-mode="lr-tb"/>
    </style:style>
    <style:style style:name="gr15" style:family="graphic" style:parent-style-name="standard">
      <style:graphic-properties draw:fill-color="#18a303" draw:textarea-horizontal-align="justify" draw:textarea-vertical-align="middle" draw:auto-grow-height="false" fo:min-height="2.798cm" fo:min-width="2.824cm"/>
      <style:paragraph-properties style:writing-mode="lr-tb"/>
    </style:style>
    <style:style style:name="gr16" style:family="graphic" style:parent-style-name="objectwithoutfill">
      <style:graphic-properties svg:stroke-color="#1e90ff" draw:marker-end="Arrow" draw:marker-end-width="0.3cm" draw:fill="none" draw:textarea-vertical-align="middle"/>
    </style:style>
    <style:style style:name="gr17" style:family="graphic" style:parent-style-name="standard">
      <style:graphic-properties draw:fill-color="#18a303" draw:textarea-horizontal-align="justify" draw:textarea-vertical-align="middle" draw:auto-grow-height="false" fo:min-height="2.767cm" fo:min-width="2.263cm"/>
      <style:paragraph-properties style:writing-mode="lr-tb"/>
    </style:style>
    <style:style style:name="gr18" style:family="graphic" style:parent-style-name="objectwithoutfill">
      <style:graphic-properties draw:marker-end="Arrow" draw:marker-end-width="0.3cm" draw:fill="none" draw:textarea-vertical-align="middle"/>
    </style:style>
    <style:style style:name="P1" style:family="paragraph">
      <style:paragraph-properties fo:text-align="center"/>
    </style:style>
    <style:style style:name="P2" style:family="paragraph">
      <loext:graphic-properties draw:fill-color="#ff8000"/>
      <style:paragraph-properties fo:text-align="center"/>
    </style:style>
    <style:style style:name="P3" style:family="paragraph">
      <loext:graphic-properties draw:fill-color="#bf819e"/>
      <style:paragraph-properties fo:text-align="center"/>
    </style:style>
    <style:style style:name="P4" style:family="paragraph">
      <loext:graphic-properties draw:fill-color="#81aca6"/>
      <style:paragraph-properties fo:text-align="center"/>
    </style:style>
    <style:style style:name="P5" style:family="paragraph">
      <loext:graphic-properties draw:fill-color="#77bc65"/>
      <style:paragraph-properties fo:text-align="center"/>
    </style:style>
    <style:style style:name="P6" style:family="paragraph">
      <loext:graphic-properties draw:fill-color="#d4ea6b"/>
      <style:paragraph-properties fo:text-align="center"/>
    </style:style>
    <style:style style:name="P7" style:family="paragraph">
      <loext:graphic-properties draw:fill="none"/>
      <style:paragraph-properties fo:text-align="center"/>
    </style:style>
    <style:style style:name="P8" style:family="paragraph">
      <loext:graphic-properties draw:fill-color="#ffff6d"/>
      <style:paragraph-properties fo:text-align="center"/>
    </style:style>
    <style:style style:name="P9" style:family="paragraph">
      <loext:graphic-properties draw:fill-color="#ffde59"/>
      <style:paragraph-properties fo:text-align="center"/>
    </style:style>
    <style:style style:name="P10" style:family="paragraph">
      <loext:graphic-properties draw:fill-color="#ff972f"/>
      <style:paragraph-properties fo:text-align="center"/>
    </style:style>
    <style:style style:name="P11" style:family="paragraph">
      <loext:graphic-properties draw:fill="none" draw:fill-color="#e6e905"/>
      <style:paragraph-properties fo:text-align="center"/>
    </style:style>
    <style:style style:name="P12" style:family="paragraph">
      <loext:graphic-properties draw:fill-color="#023f62"/>
      <style:paragraph-properties fo:text-align="center"/>
      <style:text-properties fo:color="#ffffff" loext:opacity="100%"/>
    </style:style>
    <style:style style:name="P13" style:family="paragraph">
      <loext:graphic-properties draw:fill-color="#18a303"/>
      <style:paragraph-properties fo:text-align="center"/>
    </style:style>
    <style:style style:name="T1" style:family="text">
      <style:text-properties fo:color="#ffffff" loext:opacity="10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3.556cm" svg:height="1.143cm" svg:x="7.582cm" svg:y="1cm">
          <text:p text:style-name="P1">dataset_R1</text:p>
          <draw:enhanced-geometry svg:viewBox="0 0 21600 21600" draw:type="rectangle" draw:enhanced-path="M 0 0 L 21600 0 21600 21600 0 21600 0 0 Z N"/>
        </draw:custom-shape>
        <draw:custom-shape draw:style-name="gr1" draw:text-style-name="P1" xml:id="id1" draw:id="id1" draw:layer="layout" svg:width="3.556cm" svg:height="1.143cm" svg:x="7.582cm" svg:y="1cm">
          <text:p text:style-name="P1">dataset_R1</text:p>
          <draw:enhanced-geometry svg:viewBox="0 0 21600 21600" draw:type="rectangle" draw:enhanced-path="M 0 0 L 21600 0 21600 21600 0 21600 0 0 Z N"/>
        </draw:custom-shape>
        <draw:custom-shape draw:style-name="gr1" draw:text-style-name="P1" xml:id="id3" draw:id="id3" draw:layer="layout" svg:width="3.556cm" svg:height="1.143cm" svg:x="12.535cm" svg:y="1cm">
          <text:p text:style-name="P1">dataset_R2</text:p>
          <draw:enhanced-geometry svg:viewBox="0 0 21600 21600" draw:type="rectangle" draw:enhanced-path="M 0 0 L 21600 0 21600 21600 0 21600 0 0 Z N"/>
        </draw:custom-shape>
        <draw:connector draw:style-name="gr2" draw:text-style-name="P1" draw:layer="layout" svg:x1="9.36cm" svg:y1="2.143cm" svg:x2="9.36cm" svg:y2="4.429cm" draw:start-shape="id1" draw:start-glue-point="2" draw:end-shape="id2" draw:end-glue-point="0" svg:d="M9360 2143v2286" svg:viewBox="0 0 1 2287">
          <text:p/>
        </draw:connector>
        <draw:connector draw:style-name="gr2" draw:text-style-name="P1" draw:layer="layout" svg:x1="14.313cm" svg:y1="2.143cm" svg:x2="14.313cm" svg:y2="4.429cm" draw:start-shape="id3" draw:start-glue-point="2" draw:end-shape="id4" draw:end-glue-point="0" svg:d="M14313 2143v2286" svg:viewBox="0 0 1 2287">
          <text:p/>
        </draw:connector>
        <draw:custom-shape draw:style-name="gr3" draw:text-style-name="P2" draw:layer="layout" svg:width="7.239cm" svg:height="0.889cm" svg:x="8.217cm" svg:y="2.588cm">
          <text:p text:style-name="P1">cutadapt</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3" xml:id="id5" draw:id="id5" draw:layer="layout" svg:width="4.064cm" svg:height="1.905cm" svg:x="1.613cm" svg:y="3.794cm">
          <text:p text:style-name="P1">QC measures</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2" draw:text-style-name="P1" draw:layer="layout" draw:line-skew="-0.825cm" svg:x1="9.36cm" svg:y1="2.143cm" svg:x2="3.645cm" svg:y2="3.794cm" draw:start-shape="id1" draw:start-glue-point="2" draw:end-shape="id5" draw:end-glue-point="0" svg:d="M9360 2143h-5715v1651" svg:viewBox="0 0 5716 1652">
          <text:p/>
        </draw:connector>
        <draw:custom-shape draw:style-name="gr3" draw:text-style-name="P2" draw:layer="layout" svg:width="7.239cm" svg:height="0.889cm" svg:x="0.089cm" svg:y="2.588cm">
          <text:p text:style-name="P1">FastQC</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1" draw:layer="layout" svg:x1="9.36cm" svg:y1="5.572cm" svg:x2="11.836cm" svg:y2="8.239cm" draw:start-shape="id2" draw:start-glue-point="2" draw:end-shape="id6" draw:end-glue-point="0" svg:d="M9360 5572v1333h2476v1334" svg:viewBox="0 0 2477 2668">
          <text:p/>
        </draw:connector>
        <draw:connector draw:style-name="gr5" draw:text-style-name="P1" draw:layer="layout" svg:x1="14.313cm" svg:y1="5.572cm" svg:x2="11.836cm" svg:y2="8.239cm" draw:start-shape="id4" draw:start-glue-point="2" draw:end-shape="id6" draw:end-glue-point="0" svg:d="M14313 5572v1333h-2477v1334" svg:viewBox="0 0 2478 2668">
          <text:p/>
        </draw:connector>
        <draw:custom-shape draw:style-name="gr1" draw:text-style-name="P1" draw:layer="layout" svg:width="3.556cm" svg:height="1.143cm" svg:x="7.582cm" svg:y="4.429cm">
          <text:p text:style-name="P1">dataset_R1</text:p>
          <draw:enhanced-geometry svg:viewBox="0 0 21600 21600" draw:type="rectangle" draw:enhanced-path="M 0 0 L 21600 0 21600 21600 0 21600 0 0 Z N"/>
        </draw:custom-shape>
        <draw:custom-shape draw:style-name="gr6" draw:text-style-name="P4" xml:id="id2" draw:id="id2" draw:layer="layout" svg:width="3.556cm" svg:height="1.143cm" svg:x="7.582cm" svg:y="4.429cm">
          <text:p text:style-name="P1">trimmed_R1</text:p>
          <draw:enhanced-geometry svg:viewBox="0 0 21600 21600" draw:type="rectangle" draw:enhanced-path="M 0 0 L 21600 0 21600 21600 0 21600 0 0 Z N"/>
        </draw:custom-shape>
        <draw:custom-shape draw:style-name="gr6" draw:text-style-name="P4" xml:id="id4" draw:id="id4" draw:layer="layout" svg:width="3.556cm" svg:height="1.143cm" svg:x="12.535cm" svg:y="4.429cm">
          <text:p text:style-name="P1">trimmed_R2</text:p>
          <draw:enhanced-geometry svg:viewBox="0 0 21600 21600" draw:type="rectangle" draw:enhanced-path="M 0 0 L 21600 0 21600 21600 0 21600 0 0 Z N"/>
        </draw:custom-shape>
        <draw:custom-shape draw:style-name="gr7" draw:text-style-name="P5" xml:id="id6" draw:id="id6" draw:layer="layout" svg:width="4.191cm" svg:height="1.397cm" svg:x="9.741cm" svg:y="8.239cm">
          <text:p text:style-name="P1">Alignments</text:p>
          <draw:enhanced-geometry svg:viewBox="0 0 21600 21600" draw:type="rectangle" draw:enhanced-path="M 0 0 L 21600 0 21600 21600 0 21600 0 0 Z N"/>
        </draw:custom-shape>
        <draw:custom-shape draw:style-name="gr8" draw:text-style-name="P6" xml:id="id7" draw:id="id7" draw:layer="layout" svg:width="4.191cm" svg:height="1.397cm" svg:x="9.741cm" svg:y="11.541cm">
          <text:p text:style-name="P1">Filtered<text:line-break/>alignments</text:p>
          <draw:enhanced-geometry svg:viewBox="0 0 21600 21600" draw:type="rectangle" draw:enhanced-path="M 0 0 L 21600 0 21600 21600 0 21600 0 0 Z N"/>
        </draw:custom-shape>
        <draw:connector draw:style-name="gr9" draw:text-style-name="P7" draw:layer="layout" svg:x1="11.836cm" svg:y1="9.636cm" svg:x2="11.836cm" svg:y2="11.541cm" draw:start-shape="id6" draw:start-glue-point="2" draw:end-shape="id7" draw:end-glue-point="0" svg:d="M11836 9636v1905" svg:viewBox="0 0 1 1906">
          <text:p/>
        </draw:connector>
        <draw:custom-shape draw:style-name="gr3" draw:text-style-name="P2" draw:layer="layout" svg:width="7.239cm" svg:height="0.889cm" svg:x="8.217cm" svg:y="10.017cm">
          <text:p text:style-name="P1">BAMtools filter</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8" xml:id="id8" draw:id="id8" draw:layer="layout" svg:width="4.191cm" svg:height="1.397cm" svg:x="9.741cm" svg:y="14.97cm">
          <text:p text:style-name="P1">Filtered WO dup<text:line-break/>alignments</text:p>
          <draw:enhanced-geometry svg:viewBox="0 0 21600 21600" draw:type="rectangle" draw:enhanced-path="M 0 0 L 21600 0 21600 21600 0 21600 0 0 Z N"/>
        </draw:custom-shape>
        <draw:connector draw:style-name="gr9" draw:text-style-name="P7" draw:layer="layout" svg:x1="11.836cm" svg:y1="12.938cm" svg:x2="11.836cm" svg:y2="14.97cm" draw:start-shape="id7" draw:start-glue-point="2" draw:end-shape="id8" draw:end-glue-point="0" svg:d="M11836 12938v2032" svg:viewBox="0 0 1 2033">
          <text:p/>
        </draw:connector>
        <draw:custom-shape draw:style-name="gr4" draw:text-style-name="P3" xml:id="id9" draw:id="id9" draw:layer="layout" svg:width="4.064cm" svg:height="1.905cm" svg:x="3.772cm" svg:y="8.112cm">
          <text:p text:style-name="P1">QC measures</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5" draw:text-style-name="P1" draw:layer="layout" svg:x1="9.36cm" svg:y1="5.572cm" svg:x2="5.804cm" svg:y2="8.112cm" draw:start-shape="id2" draw:start-glue-point="2" draw:end-shape="id9" draw:end-glue-point="0" svg:d="M9360 5572v1269h-3556v1271" svg:viewBox="0 0 3557 2541">
          <text:p/>
        </draw:connector>
        <draw:connector draw:style-name="gr5" draw:text-style-name="P1" draw:layer="layout" svg:x1="14.313cm" svg:y1="5.572cm" svg:x2="5.804cm" svg:y2="8.112cm" draw:start-shape="id4" draw:start-glue-point="2" draw:end-shape="id9" draw:end-glue-point="0" svg:d="M14313 5572v1269h-8509v1271" svg:viewBox="0 0 8510 2541">
          <text:p/>
        </draw:connector>
        <draw:custom-shape draw:style-name="gr3" draw:text-style-name="P2" draw:layer="layout" svg:width="7.239cm" svg:height="0.889cm" svg:x="8.217cm" svg:y="6.461cm">
          <text:p text:style-name="P1">bowtie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3" xml:id="id10" draw:id="id10" draw:layer="layout" svg:width="4.064cm" svg:height="1.905cm" svg:x="4.153cm" svg:y="14.716cm">
          <text:p text:style-name="P1">QC measures</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9" draw:text-style-name="P7" draw:layer="layout" svg:x1="11.836cm" svg:y1="12.938cm" svg:x2="6.185cm" svg:y2="14.716cm" draw:start-shape="id7" draw:start-glue-point="2" draw:end-shape="id10" draw:end-glue-point="0" svg:d="M11836 12938v893h-5651v885" svg:viewBox="0 0 5652 1779">
          <text:p/>
        </draw:connector>
        <draw:custom-shape draw:style-name="gr3" draw:text-style-name="P2" draw:layer="layout" svg:width="7.239cm" svg:height="0.889cm" svg:x="8.217cm" svg:y="13.446cm">
          <text:p text:style-name="P1">MarkDuplicates</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9" xml:id="id11" draw:id="id11" draw:layer="layout" svg:width="4.191cm" svg:height="1.397cm" svg:x="7.328cm" svg:y="19.18cm">
          <text:p text:style-name="P1">coverage</text:p>
          <draw:enhanced-geometry svg:viewBox="0 0 21600 21600" draw:type="rectangle" draw:enhanced-path="M 0 0 L 21600 0 21600 21600 0 21600 0 0 Z N"/>
        </draw:custom-shape>
        <draw:custom-shape draw:style-name="gr12" draw:text-style-name="P10" xml:id="id12" draw:id="id12" draw:layer="layout" svg:width="4.191cm" svg:height="1.397cm" svg:x="11.922cm" svg:y="19.161cm">
          <text:p text:style-name="P1">peaks</text:p>
          <draw:enhanced-geometry svg:viewBox="0 0 21600 21600" draw:type="rectangle" draw:enhanced-path="M 0 0 L 21600 0 21600 21600 0 21600 0 0 Z N"/>
        </draw:custom-shape>
        <draw:connector draw:style-name="gr13" draw:text-style-name="P11" draw:layer="layout" svg:x1="11.836cm" svg:y1="16.367cm" svg:x2="9.423cm" svg:y2="19.18cm" draw:start-shape="id8" draw:start-glue-point="2" draw:end-shape="id11" draw:end-glue-point="0" svg:d="M11836 16367v1410h-2413v1403" svg:viewBox="0 0 2414 2814">
          <text:p/>
        </draw:connector>
        <draw:connector draw:style-name="gr13" draw:text-style-name="P11" draw:layer="layout" svg:x1="11.836cm" svg:y1="16.367cm" svg:x2="14.017cm" svg:y2="19.161cm" draw:start-shape="id8" draw:start-glue-point="2" draw:end-shape="id12" draw:end-glue-point="0" svg:d="M11836 16367v1401h2181v1393" svg:viewBox="0 0 2182 2795">
          <text:p/>
        </draw:connector>
        <draw:custom-shape draw:style-name="gr3" draw:text-style-name="P2" draw:layer="layout" svg:width="7.239cm" svg:height="0.889cm" svg:x="8.217cm" svg:y="17.129cm">
          <text:p text:style-name="P1">MACS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2" xml:id="id13" draw:id="id13" draw:layer="layout" svg:width="4.191cm" svg:height="1.397cm" svg:x="2.121cm" svg:y="19.18cm">
          <text:p text:style-name="P1"><text:span text:style-name="T1">annotations</text:span></text:p>
          <draw:enhanced-geometry svg:viewBox="0 0 21600 21600" draw:type="rectangle" draw:enhanced-path="M 0 0 L 21600 0 21600 21600 0 21600 0 0 Z N"/>
        </draw:custom-shape>
        <draw:custom-shape draw:style-name="gr15" draw:text-style-name="P13" xml:id="id14" draw:id="id14" draw:layer="layout" svg:width="4.34cm" svg:height="4.064cm" svg:x="3.342cm" svg:y="23.733cm">
          <text:p text:style-name="P1">Heatmaps<text:line-break/>summarize<text:line-break/>multiple<text:line-break/>regions</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onnector draw:style-name="gr16" draw:text-style-name="P7" draw:layer="layout" draw:type="curve" svg:x1="4.216cm" svg:y1="20.577cm" svg:x2="5.512cm" svg:y2="23.733cm" draw:start-shape="id13" draw:start-glue-point="2" draw:end-shape="id14" draw:end-glue-point="0" svg:d="M4216 20577c0 2367 1296 789 1296 3156" svg:viewBox="0 0 1297 3157">
          <text:p/>
        </draw:connector>
        <draw:connector draw:style-name="gr16" draw:text-style-name="P7" draw:layer="layout" draw:type="curve" svg:x1="9.423cm" svg:y1="20.577cm" svg:x2="5.512cm" svg:y2="23.733cm" draw:start-shape="id11" draw:start-glue-point="2" draw:end-shape="id14" draw:end-glue-point="0" svg:d="M9423 20577c0 2367-3911 789-3911 3156" svg:viewBox="0 0 3912 3157">
          <text:p/>
        </draw:connector>
        <draw:custom-shape draw:style-name="gr17" draw:text-style-name="P13" xml:id="id15" draw:id="id15" draw:layer="layout" svg:width="3.683cm" svg:height="3.937cm" svg:x="11.613cm" svg:y="23.797cm">
          <text:p text:style-name="P1">Tracks<text:line-break/>display<text:line-break/>a specific<text:line-break/>regio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onnector draw:style-name="gr18" draw:text-style-name="P7" draw:layer="layout" draw:type="curve" svg:x1="4.216cm" svg:y1="20.577cm" svg:x2="13.454cm" svg:y2="23.797cm" draw:start-shape="id13" draw:start-glue-point="2" draw:end-shape="id15" draw:end-glue-point="0" svg:d="M4216 20577c0 2413 9238 804 9238 3220" svg:viewBox="0 0 9239 3221">
          <text:p/>
        </draw:connector>
        <draw:connector draw:style-name="gr18" draw:text-style-name="P7" draw:layer="layout" draw:type="curve" svg:x1="9.423cm" svg:y1="20.577cm" svg:x2="13.454cm" svg:y2="23.797cm" draw:start-shape="id11" draw:start-glue-point="2" draw:end-shape="id15" draw:end-glue-point="0" svg:d="M9423 20577c0 2413 4031 804 4031 3220" svg:viewBox="0 0 4032 3221">
          <text:p/>
        </draw:connector>
        <draw:connector draw:style-name="gr18" draw:text-style-name="P7" draw:layer="layout" draw:type="curve" svg:x1="14.017cm" svg:y1="20.558cm" svg:x2="13.454cm" svg:y2="23.797cm" draw:start-shape="id12" draw:start-glue-point="2" draw:end-shape="id15" draw:end-glue-point="0" svg:d="M14017 20558c0 2428-563 809-563 3239" svg:viewBox="0 0 564 3240">
          <text:p/>
        </draw:connector>
        <draw:custom-shape draw:style-name="gr3" draw:text-style-name="P2" draw:layer="layout" svg:width="7.239cm" svg:height="0.889cm" svg:x="9.454cm" svg:y="22.246cm">
          <text:p text:style-name="P1">pyGenomeTracks</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layer="layout" svg:width="7.239cm" svg:height="0.889cm" svg:x="1.691cm" svg:y="22.246cm">
          <text:p text:style-name="P1">deepTools</text:p>
          <draw:enhanced-geometry svg:viewBox="0 0 21600 21600" draw:glue-points="10800 0 3163 3163 0 10800 3163 18437 10800 21600 18437 18437 21600 10800 18437 3163" draw:text-areas="3163 3163 18437 18437" draw:type="ellipse" draw:enhanced-path="U 10800 10800 10800 10800 0 360 Z N"/>
        </draw:custom-shap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styles>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loext:opacity="10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loext:opacity="10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loext:opacity="10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loext:opacity="10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17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initial-creator>Lucille Delisle</meta:initial-creator>
    <meta:creation-date>2019-07-09T15:44:10.213532045</meta:creation-date>
    <dc:date>2021-04-02T18:30:36.715882992</dc:date>
    <dc:creator>Lucille Delisle</dc:creator>
    <meta:editing-duration>PT24M16S</meta:editing-duration>
    <meta:editing-cycles>7</meta:editing-cycles>
    <meta:generator>LibreOffice/7.0.5.2$Linux_X86_64 LibreOffice_project/00$Build-2</meta:generator>
    <meta:document-statistic meta:object-count="42"/>
  </office:meta>
</office:document-meta>
</file>